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fo:font-weight="bold" officeooo:rsid="001c92ff" officeooo:paragraph-rsid="001c92ff"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1pt" style:text-underline-style="none" fo:font-weight="normal" officeooo:rsid="001e7e10" officeooo:paragraph-rsid="001e7e10"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style:text-underline-style="none" fo:font-weight="normal" officeooo:rsid="001e7e10" officeooo:paragraph-rsid="002149eb"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20a35d" officeooo:paragraph-rsid="002134e7"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2149eb" officeooo:paragraph-rsid="0023399d"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0pt" style:text-underline-style="solid" style:text-underline-width="auto" style:text-underline-color="font-color" fo:font-weight="bold" officeooo:rsid="001c92ff" officeooo:paragraph-rsid="001c92ff"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style:text-underline-style="solid" style:text-underline-width="auto" style:text-underline-color="font-color" fo:font-weight="bold" officeooo:rsid="001c92ff" officeooo:paragraph-rsid="002788f3"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solid" style:text-underline-width="auto" style:text-underline-color="font-color" fo:font-weight="bold" officeooo:rsid="001c92ff" officeooo:paragraph-rsid="002c4eb2"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solid" style:text-underline-width="auto" style:text-underline-color="font-color" fo:font-weight="bold" officeooo:rsid="001c92ff" officeooo:paragraph-rsid="002dcd9f"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style:text-underline-style="none" fo:font-weight="normal" officeooo:rsid="002788f3" officeooo:paragraph-rsid="002788f3"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style:text-underline-style="none" fo:font-weight="normal" officeooo:rsid="002788f3" officeooo:paragraph-rsid="00299f32"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style:text-underline-style="none" fo:font-weight="normal" officeooo:rsid="002dcd9f" officeooo:paragraph-rsid="002dcd9f"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fo:font-size="13pt" style:text-underline-style="none" fo:font-weight="bold" officeooo:rsid="001c92ff" officeooo:paragraph-rsid="001c92ff"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0pt" style:text-underline-style="none" fo:font-weight="normal" officeooo:rsid="002e4ccd" officeooo:paragraph-rsid="002e4ccd"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style:text-underline-style="solid" style:text-underline-width="auto" style:text-underline-color="font-color" fo:font-weight="bold" officeooo:rsid="001c92ff" officeooo:paragraph-rsid="002dcd9f" style:font-size-asian="10pt" style:font-weight-asian="bold" style:font-size-complex="10pt" style:font-weight-complex="bold"/>
    </style:style>
    <style:style style:name="T1" style:family="text">
      <style:text-properties officeooo:rsid="001f6910"/>
    </style:style>
    <style:style style:name="T2" style:family="text">
      <style:text-properties fo:font-weight="bold" officeooo:rsid="0020a35d" style:font-weight-asian="bold" style:font-weight-complex="bold"/>
    </style:style>
    <style:style style:name="T3" style:family="text">
      <style:text-properties fo:font-weight="bold" officeooo:rsid="002149eb" style:font-weight-asian="bold" style:font-weight-complex="bold"/>
    </style:style>
    <style:style style:name="T4" style:family="text">
      <style:text-properties officeooo:rsid="002134e7"/>
    </style:style>
    <style:style style:name="T5" style:family="text">
      <style:text-properties officeooo:rsid="0023399d"/>
    </style:style>
    <style:style style:name="T6" style:family="text">
      <style:text-properties officeooo:rsid="0023a179"/>
    </style:style>
    <style:style style:name="T7" style:family="text">
      <style:text-properties officeooo:rsid="00258de6"/>
    </style:style>
    <style:style style:name="T8" style:family="text">
      <style:text-properties officeooo:rsid="002788f3"/>
    </style:style>
    <style:style style:name="T9" style:family="text">
      <style:text-properties officeooo:rsid="0028633c"/>
    </style:style>
    <style:style style:name="T10" style:family="text">
      <style:text-properties officeooo:rsid="002934e1"/>
    </style:style>
    <style:style style:name="T11" style:family="text">
      <style:text-properties officeooo:rsid="0029616e"/>
    </style:style>
    <style:style style:name="T12" style:family="text">
      <style:text-properties officeooo:rsid="00299f32"/>
    </style:style>
    <style:style style:name="T13" style:family="text">
      <style:text-properties officeooo:rsid="002a758a"/>
    </style:style>
    <style:style style:name="T14" style:family="text">
      <style:text-properties officeooo:rsid="002e8a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ta cleaning_layoffs=================</text:p>
      <text:p text:style-name="P6">/* <text:s/>Goals:<text:line-break/>&gt;&gt; <text:span text:style-name="T1">Find/</text:span>Remove duplicates<text:line-break/>&gt;&gt; standerdize the data<text:line-break/>&gt;&gt; null values or blank values<text:line-break/>&gt;&gt; remove any unnecessary columns<text:line-break/><text:line-break/>*/</text:p>
      <text:p text:style-name="P1"/>
      <text:p text:style-name="P1"/>
      <text:p text:style-name="P2">This project was about cleaning the raw datasets which I got from Github. Cleaning of data includes all the steps mentioned above. We will create new schema and import all the data into the database. This raw data <text:span text:style-name="T1">was about layoffs of the different companies around the world. The data contains company name, locations, country, date, total laidoffs and its percentage. So to start working on the datasets, first of all we will create a copy of this dataset and workon that instead of making changes on the actual data.</text:span></text:p>
      <text:p text:style-name="P7"/>
      <text:p text:style-name="P7">&gt;&gt; <text:span text:style-name="T1">Find/</text:span>Remove duplicates</text:p>
      <text:p text:style-name="P7"/>
      <text:p text:style-name="P2"><text:s/><text:span text:style-name="T2">Step-1 &gt;&gt; finding the duplicates:</text:span></text:p>
      <text:p text:style-name="P4">In this dataset we don’t have any unique id column to find the duplicates, so for that purpose we use a window function row_number(), <text:span text:style-name="T4">and partitioned by all the columns, </text:span>which match<text:span text:style-name="T7">es</text:span> against all the columns and see if there is any duplicates. This would create an extra column. <text:span text:style-name="T4">Then we create a CTE and put the query into it. and check if <text:s/>row_num &gt; 1, <text:s/>So if this row_num &gt; 1 , it means duplicates are there in the table. </text:span></text:p>
      <text:p text:style-name="P4"/>
      <text:p text:style-name="P3"><text:span text:style-name="T2">Step-</text:span><text:span text:style-name="T3">2</text:span><text:span text:style-name="T2"> &gt;&gt; </text:span><text:span text:style-name="T3">Deleting </text:span><text:span text:style-name="T2">the duplicates:</text:span></text:p>
      <text:p text:style-name="P5">so there are duplicates present in the table. In MYSQL, we can not update/delete from CTE. Which is possible in other sql servers such as MS sql server or post gre <text:span text:style-name="T5">sql. So in MYSQL, we make another table and insert the</text:span></text:p>
      <text:p text:style-name="P5"><text:span text:style-name="T5"><text:s/>CTE query data/duplicates into this new table. </text:span><text:span text:style-name="T6">And filter on the basis of row_num&gt;1. So here we dealing with a normal table, not with any CTE, so we can update/delete from the table like as normal. We will delete all the duplicate records where row_num&gt;1 . So when we check this copy table again, there would be no duplicates.</text:span></text:p>
      <text:p text:style-name="P4"/>
      <text:p text:style-name="P7">&gt;&gt; <text:span text:style-name="T8">S</text:span>tandardize the data:</text:p>
      <text:p text:style-name="P11">Standadizing data means finding issues such as white spacing,upper/lower cases etc and fixing them. <text:span text:style-name="T9">Used trim() function </text:span><text:span text:style-name="T10">on ‘company’ column </text:span><text:span text:style-name="T9">to remove extra spaces. </text:span><text:span text:style-name="T10">Used wild card % <text:s/>on the ‘industry’ coulumn to give the exact same label to the similar companies which has different label but same company, such as ‘crypto’and ‘cryptoCurrency’…. </text:span><text:span text:style-name="T11">In the table, ‘date’ column was in text format, so we had to change it into ‘date/time-stamp’ format. </text:span><text:span text:style-name="T12">Using function</text:span></text:p>
      <text:p text:style-name="P11"><text:span text:style-name="T12"><text:s/>‘string to date(`column name`, ‘%m/%d/%Y’)’. </text:span><text:span text:style-name="T9">And update the table. </text:span><text:span text:style-name="T13">Then finally to change ‘date type’ column, we need to alter table and modify the column. </text:span></text:p>
      <text:p text:style-name="P10"/>
      <text:p text:style-name="P8">&gt;&gt; null values or blank values:</text:p>
      <text:p text:style-name="P12">we use ‘is null’ function to filter out the nulls</text:p>
      <text:p text:style-name="P12"/>
      <text:p text:style-name="P9"/>
      <text:p text:style-name="P9">&gt;&gt; remove any unnecessary columns:</text:p>
      <text:p text:style-name="P14"><text:span text:style-name="T14">A</text:span>lter table and drop the colum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8-28T20:41:52.957000000</dc:date>
    <meta:editing-duration>PT10M29S</meta:editing-duration>
    <meta:editing-cycles>4</meta:editing-cycles>
    <meta:generator>LibreOffice/7.4.4.2$Windows_X86_64 LibreOffice_project/85569322deea74ec9134968a29af2df5663baa21</meta:generator>
    <meta:document-statistic meta:table-count="0" meta:image-count="0" meta:object-count="0" meta:page-count="1" meta:paragraph-count="16" meta:word-count="437" meta:character-count="2545" meta:non-whitespace-character-count="2114"/>
  </office:meta>
</office:document-meta>
</file>